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mo" svg:font-family="Arimo" style:font-family-generic="roman" style:font-pitch="variable"/>
    <style:font-face style:name="Nimbus Sans L" svg:font-family="'Nimbus Sans L'" style:font-family-generic="roman" style:font-pitch="variable"/>
    <style:font-face style:name="Tinos" svg:font-family="Tinos" style:font-family-generic="roman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  <style:font-face style:name="Source Han Sans Regular" svg:font-family="'Source Han Sans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274cm" fo:min-width="4.834cm"/>
    </style:style>
    <style:style style:name="gr2" style:family="graphic" style:parent-style-name="standard">
      <style:graphic-properties draw:textarea-horizontal-align="justify" draw:textarea-vertical-align="middle" draw:auto-grow-height="false" fo:min-height="0.747cm" fo:min-width="0.497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1.274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334cm" svg:height="1.524cm" svg:x="1.651cm" svg:y="6.35cm">
          <text:p text:style-name="P1">192.168.0.10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334cm" svg:height="1.524cm" svg:x="20.701cm" svg:y="6.35cm">
          <text:p text:style-name="P1">172.16.0.10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397cm" svg:height="1.397cm" svg:x="12.954cm" svg:y="6.477cm">
          <text:p/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line draw:style-name="gr3" draw:text-style-name="P2" draw:layer="layout" svg:x1="6.985cm" svg:y1="7.112cm" svg:x2="12.954cm" svg:y2="7.112cm">
          <text:p/>
        </draw:line>
        <draw:line draw:style-name="gr3" draw:text-style-name="P2" draw:layer="layout" svg:x1="14.351cm" svg:y1="7.112cm" svg:x2="20.701cm" svg:y2="7.112cm">
          <text:p/>
        </draw:line>
        <draw:frame draw:style-name="gr4" draw:text-style-name="P3" draw:layer="layout" svg:width="4.826cm" svg:height="1.524cm" svg:x="9.017cm" svg:y="5.842cm">
          <draw:text-box>
            <text:p>192.168.0.1</text:p>
          </draw:text-box>
        </draw:frame>
        <draw:frame draw:style-name="gr4" draw:text-style-name="P3" draw:layer="layout" svg:width="4.826cm" svg:height="1.524cm" svg:x="14.351cm" svg:y="5.842cm">
          <draw:text-box>
            <text:p>172.16.0.1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mo" svg:font-family="Arimo" style:font-family-generic="roman" style:font-pitch="variable"/>
    <style:font-face style:name="Nimbus Sans L" svg:font-family="'Nimbus Sans L'" style:font-family-generic="roman" style:font-pitch="variable"/>
    <style:font-face style:name="Tinos" svg:font-family="Tinos" style:font-family-generic="roman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  <style:font-face style:name="Source Han Sans Regular" svg:font-family="'Source Han Sans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no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mo" fo:font-family="Arimo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2-15T19:05:38.478133797</meta:creation-date>
    <dc:date>2016-07-19T17:08:41.676385796</dc:date>
    <meta:editing-duration>PT2H37M33S</meta:editing-duration>
    <meta:editing-cycles>10</meta:editing-cycles>
    <meta:generator>LibreOffice/5.0.6.3$Linux_X86_64 LibreOffice_project/00m0$Build-3</meta:generator>
    <meta:document-statistic meta:object-count="7"/>
  </office:meta>
</office:document-meta>
</file>